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 style:parent-style-name="Graphics">
      <style:graphic-properties draw:fill="none" draw:stroke="non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 style:parent-style-name="Graphics">
      <style:graphic-properties draw:fill="none" draw:stroke="none"/>
    </style:style>
    <style:style style:family="graphic" style:name="a927" style:parent-style-name="Graphics">
      <style:graphic-properties draw:fill="none" draw:stroke="non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18" style:parent-style-name="Graphics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 style:parent-style-name="Graphics">
      <style:graphic-properties draw:fill="none" draw:stroke="non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 style:parent-style-name="Graphics">
      <style:graphic-properties draw:fill="none" draw:stroke="non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 style:parent-style-name="Graphics">
      <style:graphic-properties draw:fill="none" draw:stroke="non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4" style:parent-style-name="Graphics">
      <style:graphic-properties draw:fill="none" draw:stroke="none"/>
    </style:style>
    <style:style style:family="graphic" style:name="a765" style:parent-style-name="Graphics">
      <style:graphic-properties draw:fill="none" draw:stroke="non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36" style:parent-style-name="Graphics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 style:parent-style-name="Graphics">
      <style:graphic-properties draw:fill="none" draw:stroke="non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8" style:parent-style-name="Graphics">
      <style:graphic-properties draw:fill="none" draw:stroke="non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draw:stroke="non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 style:parent-style-name="Graphics">
      <style:graphic-properties draw:fill="none" draw:stroke="non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2" style:parent-style-name="Graphics">
      <style:graphic-properties draw:fill="none" draw:stroke="none"/>
    </style:style>
    <style:style style:family="graphic" style:name="a783" style:parent-style-name="Graphics">
      <style:graphic-properties draw:fill="none" draw:stroke="non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presentation:style-name="a747" draw:name="Tytuł 1" svg:x="0.75in" svg:y="2.32986in" svg:width="8.5in" svg:height="1.60764in" presentation:class="title" presentation:placeholder="false">
          <draw:text-box>
            <text:p text:style-name="a746" text:class-names="" text:cond-style-name=""><text:span text:style-name="a744" text:class-names="">Blockly</text:span><text:span text:style-name="a745" text:class-names=""><text:s text:c="1"/>Samouczek stawu</text:span></text:p>
          </draw:text-box>
          <svg:title/>
          <svg:desc/>
        </draw:frame>
        <draw:frame draw:id="id70" presentation:style-name="a750" draw:name="Podtytuł 2" svg:x="1.5in" svg:y="4.25in" svg:width="7in" svg:height="1.91667in" presentation:class="subtitle" presentation:placeholder="false">
          <draw:text-box>
            <text:p text:style-name="a749" text:class-names="" text:cond-style-name=""><text:span text:style-name="a748" text:class-names="">Prezentacja rozwiązań</text:span></text:p>
          </draw:text-box>
          <svg:title/>
          <svg:desc/>
        </draw:frame>
      </draw:page>
      <draw:page draw:name="Slide2" draw:style-name="a751" draw:master-page-name="Master1-Layout2-obj-Tytuł-i-zawartość" presentation:presentation-page-layout-name="Master1-PPL2" draw:id="Slide-257">
        <draw:custom-shape svg:x="0in" svg:y="0in" svg:width="10in" svg:height="5in" draw:id="id71" draw:style-name="a754" draw:name="Rectangle 11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2" draw:style-name="a757" draw:name="Rounded Rectangle 2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3" draw:style-name="a760" draw:name="Rounded Rectangle 16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" presentation:style-name="a763" draw:name="Tytuł 1" svg:x="1.25in" svg:y="5.07719in" svg:width="7.5in" svg:height="1.20281in" presentation:class="title" presentation:placeholder="false">
          <draw:text-box>
            <text:p text:style-name="a762" text:class-names="" text:cond-style-name=""><text:span text:style-name="a761" text:class-names="">Zadanie 1</text:span></text:p>
          </draw:text-box>
          <svg:title/>
          <svg:desc/>
        </draw:frame>
        <draw:frame draw:id="id75" draw:style-name="a764" draw:name="Obraz 3" svg:x="6.19798in" svg:y="2.16146in" svg:width="2.46875in" svg:height="0.67708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765" draw:name="Obraz 4" svg:x="0.67489in" svg:y="0.47062in" svg:width="3.78203in" svg:height="4.0587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2" draw:style-name="a766" draw:master-page-name="Master1-Layout2-obj-Tytuł-i-zawartość" presentation:presentation-page-layout-name="Master1-PPL2" draw:id="Slide-287">
        <draw:custom-shape svg:x="0in" svg:y="0in" svg:width="10in" svg:height="5in" draw:id="id77" draw:style-name="a769" draw:name="Rectangle 11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8" draw:style-name="a772" draw:name="Rounded Rectangle 26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9" draw:style-name="a775" draw:name="Rounded Rectangle 16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0" presentation:style-name="a781" draw:name="Tytuł 1" svg:x="1.25in" svg:y="5.07719in" svg:width="7.5in" svg:height="1.20281in" presentation:class="title" presentation:placeholder="false">
          <draw:text-box>
            <text:p text:style-name="a780" text:class-names="" text:cond-style-name=""><text:span text:style-name="a776" text:class-names="">Zadanie</text:span><text:span text:style-name="a777" text:class-names=""><text:s text:c="1"/></text:span><text:span text:style-name="a778" text:class-names="">2</text:span><text:span text:style-name="a779" text:class-names=""/></text:p>
          </draw:text-box>
          <svg:title/>
          <svg:desc/>
        </draw:frame>
        <draw:frame draw:id="id81" draw:style-name="a782" draw:name="Obraz 2" svg:x="6.28132in" svg:y="2.36979in" svg:width="2.30208in" svg:height="0.26042in" style:rel-width="scale" style:rel-height="scale">
          <draw:image xlink:href="media/image3.png" xlink:type="simple" xlink:show="embed" xlink:actuate="onLoad"/>
          <svg:title/>
          <svg:desc/>
        </draw:frame>
        <draw:frame draw:id="id82" draw:style-name="a783" draw:name="Obraz 5" svg:x="0.65878in" svg:y="0.45368in" svg:width="3.81423in" svg:height="4.0926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3" draw:style-name="a784" draw:master-page-name="Master1-Layout2-obj-Tytuł-i-zawartość" presentation:presentation-page-layout-name="Master1-PPL2" draw:id="Slide-288">
        <draw:custom-shape svg:x="0in" svg:y="0in" svg:width="10in" svg:height="5in" draw:id="id83" draw:style-name="a787" draw:name="Rectangle 11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84" draw:style-name="a790" draw:name="Rounded Rectangle 26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85" draw:style-name="a793" draw:name="Rounded Rectangle 16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6" presentation:style-name="a799" draw:name="Tytuł 1" svg:x="1.25in" svg:y="5.07719in" svg:width="7.5in" svg:height="1.20281in" presentation:class="title" presentation:placeholder="false">
          <draw:text-box>
            <text:p text:style-name="a798" text:class-names="" text:cond-style-name=""><text:span text:style-name="a794" text:class-names="">Zadanie</text:span><text:span text:style-name="a795" text:class-names=""><text:s text:c="1"/></text:span><text:span text:style-name="a796" text:class-names="">3</text:span><text:span text:style-name="a797" text:class-names=""/></text:p>
          </draw:text-box>
          <svg:title/>
          <svg:desc/>
        </draw:frame>
        <draw:frame draw:id="id87" draw:style-name="a800" draw:name="Obraz 3" svg:x="6.07819in" svg:y="1.82812in" svg:width="2.70833in" svg:height="1.34375in" style:rel-width="scale" style:rel-height="scale">
          <draw:image xlink:href="media/image5.png" xlink:type="simple" xlink:show="embed" xlink:actuate="onLoad"/>
          <svg:title/>
          <svg:desc/>
        </draw:frame>
        <draw:frame draw:id="id88" draw:style-name="a801" draw:name="Obraz 4" svg:x="0.68137in" svg:y="0.47297in" svg:width="3.76907in" svg:height="4.0540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4" draw:style-name="a802" draw:master-page-name="Master1-Layout2-obj-Tytuł-i-zawartość" presentation:presentation-page-layout-name="Master1-PPL2" draw:id="Slide-289">
        <draw:custom-shape svg:x="0in" svg:y="0in" svg:width="10in" svg:height="5in" draw:id="id89" draw:style-name="a805" draw:name="Rectangle 11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90" draw:style-name="a808" draw:name="Rounded Rectangle 26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91" draw:style-name="a811" draw:name="Rounded Rectangle 16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2" presentation:style-name="a817" draw:name="Tytuł 1" svg:x="1.25in" svg:y="5.07719in" svg:width="7.5in" svg:height="1.20281in" presentation:class="title" presentation:placeholder="false">
          <draw:text-box>
            <text:p text:style-name="a816" text:class-names="" text:cond-style-name=""><text:span text:style-name="a812" text:class-names="">Zadanie</text:span><text:span text:style-name="a813" text:class-names=""><text:s text:c="1"/></text:span><text:span text:style-name="a814" text:class-names="">4</text:span><text:span text:style-name="a815" text:class-names=""/></text:p>
          </draw:text-box>
          <svg:title/>
          <svg:desc/>
        </draw:frame>
        <draw:frame draw:id="id93" draw:style-name="a818" draw:name="Obraz 2" svg:x="6.19965in" svg:y="2.14583in" svg:width="2.46875in" svg:height="0.70833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819" draw:name="Obraz 5" svg:x="0.74346in" svg:y="0.54927in" svg:width="3.64489in" svg:height="3.9014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35" draw:style-name="a820" draw:master-page-name="Master1-Layout2-obj-Tytuł-i-zawartość" presentation:presentation-page-layout-name="Master1-PPL2" draw:id="Slide-290">
        <draw:custom-shape svg:x="0in" svg:y="0in" svg:width="10in" svg:height="5in" draw:id="id95" draw:style-name="a823" draw:name="Rectangle 11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96" draw:style-name="a826" draw:name="Rounded Rectangle 26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97" draw:style-name="a829" draw:name="Rounded Rectangle 16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8" presentation:style-name="a835" draw:name="Tytuł 1" svg:x="1.25in" svg:y="5.07719in" svg:width="7.5in" svg:height="1.20281in" presentation:class="title" presentation:placeholder="false">
          <draw:text-box>
            <text:p text:style-name="a834" text:class-names="" text:cond-style-name=""><text:span text:style-name="a830" text:class-names="">Zadanie</text:span><text:span text:style-name="a831" text:class-names=""><text:s text:c="1"/></text:span><text:span text:style-name="a832" text:class-names="">5</text:span><text:span text:style-name="a833" text:class-names=""/></text:p>
          </draw:text-box>
          <svg:title/>
          <svg:desc/>
        </draw:frame>
        <draw:frame draw:id="id99" draw:style-name="a836" draw:name="Obraz 3" svg:x="5.49486in" svg:y="1.78646in" svg:width="3.875in" svg:height="1.42708in" style:rel-width="scale" style:rel-height="scale">
          <draw:image xlink:href="media/image9.png" xlink:type="simple" xlink:show="embed" xlink:actuate="onLoad"/>
          <svg:title/>
          <svg:desc/>
        </draw:frame>
        <draw:frame draw:id="id100" draw:style-name="a837" draw:name="Obraz 4" svg:x="0.71797in" svg:y="0.51235in" svg:width="3.69586in" svg:height="3.975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6" draw:style-name="a838" draw:master-page-name="Master1-Layout2-obj-Tytuł-i-zawartość" presentation:presentation-page-layout-name="Master1-PPL2" draw:id="Slide-291">
        <draw:custom-shape svg:x="0in" svg:y="0in" svg:width="10in" svg:height="5in" draw:id="id101" draw:style-name="a841" draw:name="Rectangle 11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02" draw:style-name="a844" draw:name="Rounded Rectangle 26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03" draw:style-name="a847" draw:name="Rounded Rectangle 1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4" presentation:style-name="a853" draw:name="Tytuł 1" svg:x="1.25in" svg:y="5.07719in" svg:width="7.5in" svg:height="1.20281in" presentation:class="title" presentation:placeholder="false">
          <draw:text-box>
            <text:p text:style-name="a852" text:class-names="" text:cond-style-name=""><text:span text:style-name="a848" text:class-names="">Zadanie</text:span><text:span text:style-name="a849" text:class-names=""><text:s text:c="1"/></text:span><text:span text:style-name="a850" text:class-names="">6</text:span><text:span text:style-name="a851" text:class-names=""/></text:p>
          </draw:text-box>
          <svg:title/>
          <svg:desc/>
        </draw:frame>
        <draw:frame draw:id="id105" draw:style-name="a854" draw:name="Obraz 2" svg:x="6.03132in" svg:y="2.14062in" svg:width="2.80208in" svg:height="0.71875in" style:rel-width="scale" style:rel-height="scale">
          <draw:image xlink:href="media/image11.png" xlink:type="simple" xlink:show="embed" xlink:actuate="onLoad"/>
          <svg:title/>
          <svg:desc/>
        </draw:frame>
        <draw:frame draw:id="id106" draw:style-name="a855" draw:name="Obraz 5" svg:x="0.6666in" svg:y="0.47099in" svg:width="3.79861in" svg:height="4.05803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37" draw:style-name="a856" draw:master-page-name="Master1-Layout2-obj-Tytuł-i-zawartość" presentation:presentation-page-layout-name="Master1-PPL2" draw:id="Slide-292">
        <draw:custom-shape svg:x="0in" svg:y="0in" svg:width="10in" svg:height="5in" draw:id="id107" draw:style-name="a859" draw:name="Rectangle 11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08" draw:style-name="a862" draw:name="Rounded Rectangle 26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09" draw:style-name="a865" draw:name="Rounded Rectangle 16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0" presentation:style-name="a871" draw:name="Tytuł 1" svg:x="1.25in" svg:y="5.07719in" svg:width="7.5in" svg:height="1.20281in" presentation:class="title" presentation:placeholder="false">
          <draw:text-box>
            <text:p text:style-name="a870" text:class-names="" text:cond-style-name=""><text:span text:style-name="a866" text:class-names="">Zadanie</text:span><text:span text:style-name="a867" text:class-names=""><text:s text:c="1"/></text:span><text:span text:style-name="a868" text:class-names="">7</text:span><text:span text:style-name="a869" text:class-names=""/></text:p>
          </draw:text-box>
          <svg:title/>
          <svg:desc/>
        </draw:frame>
        <draw:frame draw:id="id111" draw:style-name="a872" draw:name="Obraz 3" svg:x="6.59382in" svg:y="2.18229in" svg:width="1.67708in" svg:height="0.63542in" style:rel-width="scale" style:rel-height="scale">
          <draw:image xlink:href="media/image13.png" xlink:type="simple" xlink:show="embed" xlink:actuate="onLoad"/>
          <svg:title/>
          <svg:desc/>
        </draw:frame>
        <draw:frame draw:id="id112" draw:style-name="a873" draw:name="Obraz 4" svg:x="0.68872in" svg:y="0.48646in" svg:width="3.75436in" svg:height="4.0270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8" draw:style-name="a874" draw:master-page-name="Master1-Layout2-obj-Tytuł-i-zawartość" presentation:presentation-page-layout-name="Master1-PPL2" draw:id="Slide-293">
        <draw:custom-shape svg:x="0in" svg:y="0in" svg:width="10in" svg:height="5in" draw:id="id113" draw:style-name="a877" draw:name="Rectangle 11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14" draw:style-name="a880" draw:name="Rounded Rectangle 26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15" draw:style-name="a883" draw:name="Rounded Rectangle 16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6" presentation:style-name="a889" draw:name="Tytuł 1" svg:x="1.25in" svg:y="5.07719in" svg:width="7.5in" svg:height="1.20281in" presentation:class="title" presentation:placeholder="false">
          <draw:text-box>
            <text:p text:style-name="a888" text:class-names="" text:cond-style-name=""><text:span text:style-name="a884" text:class-names="">Zadanie</text:span><text:span text:style-name="a885" text:class-names=""><text:s text:c="1"/></text:span><text:span text:style-name="a886" text:class-names="">8</text:span><text:span text:style-name="a887" text:class-names=""/></text:p>
          </draw:text-box>
          <svg:title/>
          <svg:desc/>
        </draw:frame>
        <draw:frame draw:id="id117" draw:style-name="a890" draw:name="Obraz 2" svg:x="6.65111in" svg:y="2.375in" svg:width="1.5625in" svg:height="0.25in" style:rel-width="scale" style:rel-height="scale">
          <draw:image xlink:href="media/image15.png" xlink:type="simple" xlink:show="embed" xlink:actuate="onLoad"/>
          <svg:title/>
          <svg:desc/>
        </draw:frame>
        <draw:frame draw:id="id118" draw:style-name="a891" draw:name="Obraz 5" svg:x="0.68023in" svg:y="0.46256in" svg:width="3.77134in" svg:height="4.07488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39" draw:style-name="a892" draw:master-page-name="Master1-Layout2-obj-Tytuł-i-zawartość" presentation:presentation-page-layout-name="Master1-PPL2" draw:id="Slide-294">
        <draw:custom-shape svg:x="0in" svg:y="0in" svg:width="10in" svg:height="5in" draw:id="id119" draw:style-name="a895" draw:name="Rectangle 11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0" draw:style-name="a898" draw:name="Rounded Rectangle 26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1" draw:style-name="a901" draw:name="Rounded Rectangle 16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2" presentation:style-name="a907" draw:name="Tytuł 1" svg:x="1.25in" svg:y="5.07719in" svg:width="7.5in" svg:height="1.20281in" presentation:class="title" presentation:placeholder="false">
          <draw:text-box>
            <text:p text:style-name="a906" text:class-names="" text:cond-style-name=""><text:span text:style-name="a902" text:class-names="">Zadanie</text:span><text:span text:style-name="a903" text:class-names=""><text:s text:c="1"/></text:span><text:span text:style-name="a904" text:class-names="">9</text:span><text:span text:style-name="a905" text:class-names=""/></text:p>
          </draw:text-box>
          <svg:title/>
          <svg:desc/>
        </draw:frame>
        <draw:frame draw:id="id123" draw:style-name="a908" draw:name="Obraz 3" svg:x="5.61986in" svg:y="1.05729in" svg:width="3.625in" svg:height="2.88542in" style:rel-width="scale" style:rel-height="scale">
          <draw:image xlink:href="media/image17.png" xlink:type="simple" xlink:show="embed" xlink:actuate="onLoad"/>
          <svg:title/>
          <svg:desc/>
        </draw:frame>
        <draw:frame draw:id="id124" draw:style-name="a909" draw:name="Obraz 4" svg:x="0.70896in" svg:y="0.51235in" svg:width="3.71389in" svg:height="3.9753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40" draw:style-name="a910" draw:master-page-name="Master1-Layout2-obj-Tytuł-i-zawartość" presentation:presentation-page-layout-name="Master1-PPL2" draw:id="Slide-295">
        <draw:custom-shape svg:x="0in" svg:y="0in" svg:width="10in" svg:height="5in" draw:id="id125" draw:style-name="a913" draw:name="Rectangle 11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6" draw:style-name="a916" draw:name="Rounded Rectangle 26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7" draw:style-name="a919" draw:name="Rounded Rectangle 16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8" presentation:style-name="a925" draw:name="Tytuł 1" svg:x="1.25in" svg:y="5.07719in" svg:width="7.5in" svg:height="1.20281in" presentation:class="title" presentation:placeholder="false">
          <draw:text-box>
            <text:p text:style-name="a924" text:class-names="" text:cond-style-name=""><text:span text:style-name="a920" text:class-names="">Zadanie</text:span><text:span text:style-name="a921" text:class-names=""><text:s text:c="1"/></text:span><text:span text:style-name="a922" text:class-names="">10</text:span><text:span text:style-name="a923" text:class-names=""/></text:p>
          </draw:text-box>
          <svg:title/>
          <svg:desc/>
        </draw:frame>
        <draw:frame draw:id="id129" draw:style-name="a926" draw:name="Obraz 2" svg:x="5.86465in" svg:y="1.46354in" svg:width="3.13542in" svg:height="2.07292in" style:rel-width="scale" style:rel-height="scale">
          <draw:image xlink:href="media/image19.png" xlink:type="simple" xlink:show="embed" xlink:actuate="onLoad"/>
          <svg:title/>
          <svg:desc/>
        </draw:frame>
        <draw:frame draw:id="id130" draw:style-name="a927" draw:name="Obraz 5" svg:x="0.70831in" svg:y="0.50714in" svg:width="3.71519in" svg:height="3.98572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31" draw:style-name="a928" draw:master-page-name="Master1-Layout2-obj-Tytuł-i-zawartość" presentation:presentation-page-layout-name="Master1-PPL2" draw:id="Slide-286">
        <draw:frame draw:id="id131" presentation:style-name="a931" draw:name="Tytuł 1" svg:x="0.5in" svg:y="0.30035in" svg:width="9in" svg:height="1.25in" presentation:class="title" presentation:placeholder="false">
          <draw:text-box>
            <text:p text:style-name="a930" text:class-names="" text:cond-style-name=""><text:span text:style-name="a929" text:class-names="">Źródła</text:span></text:p>
          </draw:text-box>
          <svg:title/>
          <svg:desc/>
        </draw:frame>
        <draw:frame draw:id="id132" presentation:style-name="a936" draw:name="Symbol zastępczy zawartości 2" svg:x="0.5in" svg:y="1.75in" svg:width="9in" svg:height="4.94965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2" text:class-names=""><text:a xlink:href="https://blockly-games.appspot.com/pond-tutor" text:style-name="" text:visited-style-name="">https://blockly-games.appspot.com/pond-tutor</text:a></text:span><text:span text:style-name="a9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.05.2018</text:date></text:span><text:span text:style-name="a3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nij, aby edytować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Kliknij, aby edytować styl wzorca tytułu</text:span></text:p>
        </draw:text-box>
        <svg:title/>
        <svg:desc/>
      </draw:frame>
      <draw:frame draw:id="id12" presentation:style-name="a70" draw:name="Podtytuł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.05.2018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.05.2018</text:date></text:span><text:span text:style-name="a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75in" svg:width="6in" svg:height="4.5in" presentation:class="notes" presentation:placeholder="false">
          <draw:text-box>
            <text:p text:style-name="a93" text:class-names="" text:cond-style-name=""><text:span text:style-name="a92" text:class-names="">Kliknij, aby edytować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Kliknij, aby edytować styl wzorca tytułu</text:span></text:p>
        </draw:text-box>
        <svg:title/>
        <svg:desc/>
      </draw:frame>
      <draw:frame draw:id="id17" presentation:style-name="a134" draw:name="Symbol zastępczy zawartości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Kliknij, aby edytować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.05.2018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7.16667in" svg:y="6.95139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11.05.2018</text:date></text:span><text:span text:style-name="a1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75in" svg:width="6in" svg:height="4.5in" presentation:class="notes" presentation:placeholder="false">
          <draw:text-box>
            <text:p text:style-name="a157" text:class-names="" text:cond-style-name=""><text:span text:style-name="a156" text:class-names="">Kliknij, aby edytować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Kliknij, aby edytować styl wzorca tytułu</text:span></text:p>
        </draw:text-box>
        <svg:title/>
        <svg:desc/>
      </draw:frame>
      <draw:frame draw:id="id22" presentation:style-name="a186" draw:name="Symbol zastępczy tekstu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1.05.2018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7.16667in" svg:y="6.95139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1.05.2018</text:date></text:span><text:span text:style-name="a20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Kliknij, aby edytować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Kliknij, aby edytować styl wzorca tytułu</text:span></text:p>
        </draw:text-box>
        <svg:title/>
        <svg:desc/>
      </draw:frame>
      <draw:frame draw:id="id27" presentation:style-name="a250" draw:name="Symbol zastępczy zawartości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nij, aby edytować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1.05.2018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7.16667in" svg:y="6.95139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11.05.2018</text:date></text:span><text:span text:style-name="a28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75in" svg:width="6in" svg:height="4.5in" presentation:class="notes" presentation:placeholder="false">
          <draw:text-box>
            <text:p text:style-name="a289" text:class-names="" text:cond-style-name=""><text:span text:style-name="a288" text:class-names="">Kliknij, aby edytować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Kliknij, aby edytować styl wzorca tytułu</text:span></text:p>
        </draw:text-box>
        <svg:title/>
        <svg:desc/>
      </draw:frame>
      <draw:frame draw:id="id33" presentation:style-name="a318" draw:name="Symbol zastępczy tekstu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Kliknij, aby edytować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1.05.2018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7.16667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11.05.2018</text:date></text:span><text:span text:style-name="a37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Kliknij, aby edytować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Kliknij, aby edytować styl wzorca tytułu</text:span></text:p>
        </draw:text-box>
        <svg:title/>
        <svg:desc/>
      </draw:frame>
      <draw:frame draw:id="id41" presentation:style-name="a407" draw:name="Symbol zastępczy daty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1.05.2018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7.16667in" svg:y="6.95139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11.05.2018</text:date></text:span><text:span text:style-name="a42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75in" svg:width="6in" svg:height="4.5in" presentation:class="notes" presentation:placeholder="false">
          <draw:text-box>
            <text:p text:style-name="a425" text:class-names="" text:cond-style-name=""><text:span text:style-name="a424" text:class-names="">Kliknij, aby edytować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1.05.2018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7.16667in" svg:y="6.95139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1.05.2018</text:date></text:span><text:span text:style-name="a46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Kliknij, aby edytować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Kliknij, aby edytować styl wzorca tytułu</text:span></text:p>
        </draw:text-box>
        <svg:title/>
        <svg:desc/>
      </draw:frame>
      <draw:frame draw:id="id48" presentation:style-name="a511" draw:name="Symbol zastępczy zawartości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1.05.2018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7.16667in" svg:y="6.95139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11.05.2018</text:date></text:span><text:span text:style-name="a5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75in" svg:width="6in" svg:height="4.5in" presentation:class="notes" presentation:placeholder="false">
          <draw:text-box>
            <text:p text:style-name="a538" text:class-names="" text:cond-style-name=""><text:span text:style-name="a537" text:class-names="">Kliknij, aby edytować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Kliknij, aby edytować styl wzorca tytułu</text:span></text:p>
        </draw:text-box>
        <svg:title/>
        <svg:desc/>
      </draw:frame>
      <draw:frame draw:id="id54" presentation:style-name="a566" draw:name="Symbol zastępczy obrazu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1.05.2018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11.05.2018</text:date></text:span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>Kliknij, aby edytować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Kliknij, aby edytować styl wzorca tytułu</text:span></text:p>
        </draw:text-box>
        <svg:title/>
        <svg:desc/>
      </draw:frame>
      <draw:frame draw:id="id60" presentation:style-name="a634" draw:name="Symbol zastępczy tytułu pionowego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knij, aby edytować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1.05.2018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7.16667in" svg:y="6.95139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11.05.2018</text:date></text:span><text:span text:style-name="a6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75in" svg:width="6in" svg:height="4.5in" presentation:class="notes" presentation:placeholder="false">
          <draw:text-box>
            <text:p text:style-name="a657" text:class-names="" text:cond-style-name=""><text:span text:style-name="a656" text:class-names="">Kliknij, aby edytować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Kliknij, aby edytować styl wzorca tytułu</text:span></text:p>
        </draw:text-box>
        <svg:title/>
        <svg:desc/>
      </draw:frame>
      <draw:frame draw:id="id65" presentation:style-name="a698" draw:name="Symbol zastępczy tytułu pionowego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Kliknij, aby edytować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1.05.2018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7.16667in" svg:y="6.95139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11.05.2018</text:date></text:span><text:span text:style-name="a71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75in" svg:width="6in" svg:height="4.5in" presentation:class="notes" presentation:placeholder="false">
          <draw:text-box>
            <text:p text:style-name="a721" text:class-names="" text:cond-style-name=""><text:span text:style-name="a720" text:class-names="">Kliknij, aby edytować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ajd 1</dc:title>
    <meta:initial-creator>Krzysztof Skowronek</meta:initial-creator>
    <dc:creator>Damian Kurpiewski</dc:creator>
    <meta:creation-date>2017-06-06T12:33:28Z</meta:creation-date>
    <dc:date>2018-11-10T18:25:51Z</dc:date>
    <meta:editing-cycles>50</meta:editing-cycles>
    <meta:editing-duration>PT19327S</meta:editing-duration>
    <meta:document-statistic meta:paragraph-count="14" meta:word-count="35"/>
  </office:meta>
</office:document-meta>
</file>